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7.75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7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cm" fo:min-width="6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81cm" fo:min-width="5.9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6.8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07cm" fo:min-width="5.07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512cm" fo:min-width="5.04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loext:opacity="0%" style:font-name="Arial" fo:font-size="14pt" fo:language="pt" fo:country="BR" style:letter-kerning="false" style:font-name-asian="Calibri" style:font-size-asian="14pt" style:language-asian="en" style:country-asian="US" style:font-name-complex="Arial1" style:font-size-complex="14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Process 4" draw:style-name="gr1" draw:text-style-name="P2" xml:id="id2" draw:id="id2" draw:layer="layout" svg:width="6.5cm" svg:height="8cm" svg:x="10.5cm" svg:y="0.5cm">
          <text:p text:style-name="P1"><text:span text:style-name="T1"/></text:p>
          <text:p text:style-name="P1"><text:span text:style-name="T1">Pré-processament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base 1" draw:style-name="gr2" draw:text-style-name="P2" xml:id="id1" draw:id="id1" draw:layer="layout" svg:width="7.5cm" svg:height="3.5cm" svg:x="1cm" svg:y="3cm">
          <text:p text:style-name="P1"><text:span text:style-name="T1">Base de Dados DICO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Standard 3" draw:style-name="gr3" draw:text-style-name="P3" draw:layer="layout" draw:line-skew="-1.001cm" svg:x1="8.5cm" svg:y1="4.75cm" svg:x2="10.5cm" svg:y2="4.5cm" draw:start-shape="id1" draw:start-glue-point="8" draw:end-shape="id2" draw:end-glue-point="5" svg:d="M8500 4750v-250h2000" svg:viewBox="0 0 2001 251">
          <text:p/>
        </draw:connector>
        <draw:custom-shape draw:name="Database 2" draw:style-name="gr4" draw:text-style-name="P2" xml:id="id3" draw:id="id3" draw:layer="layout" svg:width="7cm" svg:height="6cm" svg:x="19.5cm" svg:y="1cm">
          <text:p text:style-name="P1"><text:span text:style-name="T1">Base de Dados DICOM</text:span></text:p>
          <text:p text:style-name="P1"><text:span text:style-name="T1">“</text:span><text:span text:style-name="T1">modelável”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 5" draw:style-name="gr5" draw:text-style-name="P3" draw:layer="layout" draw:line-skew="-1.25cm" svg:x1="17cm" svg:y1="4.5cm" svg:x2="19.5cm" svg:y2="4cm" draw:start-shape="id2" draw:start-glue-point="7" draw:end-shape="id3" draw:end-glue-point="6" svg:d="M17000 4500v-500h2500" svg:viewBox="0 0 2501 501">
          <text:p/>
        </draw:connector>
        <draw:custom-shape draw:name="Process 5" draw:style-name="gr6" draw:text-style-name="P5" xml:id="id6" draw:id="id6" draw:layer="layout" svg:width="6.485cm" svg:height="3.531cm" draw:transform="rotate (-0.00872664625997224) translate (10.515cm 11.413cm)">
          <text:p text:style-name="P4"><text:span text:style-name="T2">YOL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7" draw:text-style-name="P2" xml:id="id4" draw:id="id4" draw:layer="layout" svg:width="7.361cm" svg:height="1.5cm" svg:x="10cm" svg:y="9cm">
          <text:p text:style-name="P1"><text:span text:style-name="T1">Gerador de Imag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8" draw:text-style-name="P3" draw:layer="layout" svg:x1="23cm" svg:y1="7cm" svg:x2="17.361cm" svg:y2="9.75cm" draw:start-shape="id3" draw:start-glue-point="7" draw:end-shape="id4" draw:end-glue-point="7" svg:d="M23000 7000v2750h-5639" svg:viewBox="0 0 5640 2751">
          <text:p/>
        </draw:connector>
        <draw:connector draw:name="Connector 6" draw:style-name="gr9" draw:text-style-name="P3" draw:layer="layout" svg:x1="10cm" svg:y1="9.75cm" svg:x2="4.764cm" svg:y2="10.5cm" draw:start-shape="id4" draw:start-glue-point="5" draw:end-shape="id5" draw:end-glue-point="4" svg:d="M10000 9750h-5236v750" svg:viewBox="0 0 5237 751">
          <text:p/>
        </draw:connector>
        <draw:connector draw:name="Connector 7" draw:style-name="gr10" draw:text-style-name="P3" draw:layer="layout" svg:x1="8cm" svg:y1="12.491cm" svg:x2="10.499cm" svg:y2="13.178cm" draw:start-shape="id5" draw:start-glue-point="7" draw:end-shape="id6" draw:end-glue-point="5" svg:d="M8000 12491h1242v687h1257" svg:viewBox="0 0 2500 688">
          <text:p/>
        </draw:connector>
        <draw:connector draw:name="Connector 8" draw:style-name="gr11" draw:text-style-name="P3" draw:layer="layout" svg:x1="16.984cm" svg:y1="13.234cm" svg:x2="19.5cm" svg:y2="12.57cm" draw:start-shape="id6" draw:start-glue-point="7" draw:end-shape="id7" draw:end-glue-point="5" svg:d="M16984 13234h1266v-664h1250" svg:viewBox="0 0 2517 665">
          <text:p/>
        </draw:connector>
        <draw:custom-shape draw:name="Subprocess 1" draw:style-name="gr12" draw:text-style-name="P7" draw:layer="layout" svg:width="4.5cm" svg:height="1.5cm" svg:x="11.5cm" svg:y="2.5cm">
          <text:p text:style-name="P6"><text:span text:style-name="T3">Convert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13" draw:text-style-name="P7" draw:layer="layout" svg:width="4.5cm" svg:height="1.5cm" svg:x="11.5cm" svg:y="4.5cm">
          <text:p text:style-name="P6"><text:span text:style-name="T3">Renome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14" draw:text-style-name="P7" draw:layer="layout" svg:width="4.5cm" svg:height="1.5cm" svg:x="11.5cm" svg:y="6.5cm">
          <text:p text:style-name="P6"><text:span text:style-name="T3">Anonimiz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Multi-Document 1" draw:style-name="gr15" draw:text-style-name="P9" xml:id="id5" draw:id="id5" draw:layer="layout" svg:width="6.473cm" svg:height="3.982cm" svg:x="1.527cm" svg:y="10.5cm">
          <text:p text:style-name="P8"><text:span text:style-name="T1">Imagens Amostra</text:span><text:span text:style-name="T4"><text:tab/>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" draw:text-style-name="P9" xml:id="id7" draw:id="id7" draw:layer="layout" svg:width="6.444cm" svg:height="4.14cm" svg:x="19.5cm" svg:y="10.5cm">
          <text:p text:style-name="P8"><text:span text:style-name="T1">Imagens </text:span></text:p>
          <text:p text:style-name="P8"><text:span text:style-name="T1">Resultado Fina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11" draw:layer="layout" svg:width="25.199cm" svg:height="2.629cm" svg:x="1.4cm" svg:y="0.628cm" presentation:class="title">
          <draw:text-box>
            <text:p><text:span text:style-name="T5">Converter</text:span></text:p>
          </draw:text-box>
        </draw:frame>
        <draw:connector draw:name="Connector 9" draw:style-name="gr18" draw:text-style-name="P3" draw:layer="layout" svg:x1="8.5cm" svg:y1="7cm" svg:x2="19.5cm" svg:y2="7cm" draw:start-shape="id8" draw:end-shape="id9" svg:d="M8500 7000h11000" svg:viewBox="0 0 11001 1">
          <text:p/>
        </draw:connector>
        <draw:frame draw:style-name="gr19" draw:text-style-name="P12" draw:layer="layout" svg:width="9.5cm" svg:height="3.817cm" svg:x="3cm" svg:y="10.5cm">
          <draw:text-box>
            <text:p><text:span text:style-name="T6">DICOM RAW</text:span></text:p>
            <text:p><text:span text:style-name="T6">Tamanho: ~ 255kB</text:span></text:p>
            <text:p><text:span text:style-name="T6">Extensão: padrão DICOM</text:span></text:p>
            <text:p><text:span text:style-name="T6">Dados não são modeláveis pelo R</text:span></text:p>
            <text:p><text:span text:style-name="T6"/></text:p>
          </draw:text-box>
        </draw:frame>
        <draw:frame draw:style-name="gr20" draw:text-style-name="P12" draw:layer="layout" svg:width="11.5cm" svg:height="1.361cm" svg:x="8.5cm" svg:y="8cm">
          <draw:text-box>
            <text:p><text:span text:style-name="T7">find ~/path/* -name '*.dcm' -exec dcmdjpeg {} {} \;</text:span></text:p>
          </draw:text-box>
        </draw:frame>
        <draw:g draw:name="folder-image 1" xml:id="id8" draw:id="id8">
          <draw:custom-shape draw:style-name="gr21" draw:text-style-name="P13" draw:layer="layout" svg:width="7.5cm" svg:height="7cm" svg:x="1cm" svg:y="3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4" draw:layer="layout" svg:width="0.937cm" svg:height="0.874cm" svg:x="3.348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3" draw:text-style-name="P15" draw:layer="layout" svg:width="2.567cm" svg:height="1.28cm" draw:transform="skewX (-0.0687659725285765) rotate (0.75101517713316) translate (3.3475cm 8.309cm)" svg:viewBox="0 0 2568 1281" draw:points="0,0 1284,0 1284,644 2568,644 2568,1281">
            <text:p/>
          </draw:polyline>
          <draw:polygon draw:style-name="gr24" draw:text-style-name="P16" draw:layer="layout" svg:width="3.749cm" svg:height="3.499cm" svg:x="2.882cm" svg:y="5.25cm" svg:viewBox="0 0 3750 3500" draw:points="3750,0 0,0 0,3500 3750,3500">
            <text:p/>
          </draw:polygon>
        </draw:g>
        <draw:g draw:name="folder-image 2" xml:id="id9" draw:id="id9">
          <draw:custom-shape draw:style-name="gr25" draw:text-style-name="P13" draw:layer="layout" svg:width="7.5cm" svg:height="7cm" svg:x="19.5cm" svg:y="3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4" draw:layer="layout" svg:width="0.937cm" svg:height="0.874cm" svg:x="21.848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7" draw:text-style-name="P15" draw:layer="layout" svg:width="2.567cm" svg:height="1.28cm" draw:transform="skewX (-0.0687659725285766) rotate (0.75101517713316) translate (21.8475cm 8.309cm)" svg:viewBox="0 0 2568 1281" draw:points="0,0 1284,0 1284,644 2568,644 2568,1281">
            <text:p/>
          </draw:polyline>
          <draw:polygon draw:style-name="gr28" draw:text-style-name="P16" draw:layer="layout" svg:width="3.749cm" svg:height="3.499cm" svg:x="21.383cm" svg:y="5.25cm" svg:viewBox="0 0 3750 3500" draw:points="3750,0 0,0 0,3500 3750,3500">
            <text:p/>
          </draw:polygon>
        </draw:g>
        <draw:frame draw:style-name="gr19" draw:text-style-name="P12" draw:layer="layout" svg:width="9.5cm" svg:height="3.817cm" svg:x="18.5cm" svg:y="10.5cm">
          <draw:text-box>
            <text:p><text:span text:style-name="T6">DICOM JPEG</text:span></text:p>
            <text:p><text:span text:style-name="T6">Tamanho: ~ 540kB</text:span></text:p>
            <text:p><text:span text:style-name="T6">Extensão: .jpeg</text:span></text:p>
            <text:p><text:span text:style-name="T6">Dados modeláveis pelo R</text:span></text:p>
            <text:p><text:span text:style-name="T6"/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17" draw:layer="layout" svg:width="25.199cm" svg:height="2.629cm" svg:x="1.4cm" svg:y="0.628cm" presentation:class="title" presentation:placeholder="true">
          <draw:text-box/>
        </draw:frame>
        <draw:frame presentation:style-name="pr3" draw:text-style-name="P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2" style:display-name="Título 2" style:family="graphic">
      <style:paragraph-properties fo:margin-top="0.623cm" fo:margin-bottom="0cm" fo:line-height="115%" fo:text-align="start" style:text-autospace="none" style:writing-mode="lr-tb"/>
      <style:text-properties fo:color="#000000" loext:opacity="100%" style:font-name="Arial" fo:font-family="Arial" style:font-family-generic="roman" style:font-pitch="variable" fo:font-size="11pt" fo:language="en" fo:country="US" fo:font-weight="bold" style:letter-kerning="false" style:font-name-asian="DejaVu Sans1" style:font-family-asian="'DejaVu Sans'" style:font-family-generic-asian="roman" style:font-pitch-asian="variable" style:font-size-asian="11pt" style:language-asian="en" style:country-asian="US" style:font-weight-asian="bold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Citação" style:family="graphic">
      <style:paragraph-properties style:text-autospace="none"/>
      <style:text-properties fo:font-style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e_20_number" style:display-name="line number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fo:color="#000000" loext:opacity="100%" style:font-name="Arial" fo:font-family="Arial" style:font-family-generic="roman" style:font-pitch="variable" fo:language="en" fo:country="US" fo:font-weight="bold" style:font-name-asian="DejaVu Sans1" style:font-family-asian="'DejaVu Sans'" style:font-family-generic-asian="roman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Texto_20_préformatado" style:display-name="Texto préformatad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pt" fo:country="BR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Conteúdo_20_do_20_quadro" style:display-name="Conteúdo do quadr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false" style:font-name-asian="Calibri" style:font-family-asian="Calibri" style:font-pitch-asian="variable" style:font-size-asian="12pt" style:language-asian="en" style:country-asian="US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justify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Rodapé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_20_e_20_Rodapé" style:display-name="Cabeçalho e Rodapé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Índice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zxx" fo:country="none" style:letter-kerning="false" style:font-name-asian="Calibri" style:font-family-asian="Calibri" style:font-pitch-asian="variable" style:font-size-asian="11pt" style:language-asian="zxx" style:country-asian="none" style:font-name-complex="Arial" style:font-family-complex="Arial" style:font-family-generic-complex="roman" style:font-pitch-complex="variable" style:font-size-complex="11pt" style:language-complex="zxx" style:country-complex="none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4:42:59.072014700</meta:creation-date>
    <dc:date>2022-10-18T16:43:12.886969570</dc:date>
    <meta:editing-duration>PT18H59M54S</meta:editing-duration>
    <meta:editing-cycles>8</meta:editing-cycles>
    <meta:generator>LibreOffice/7.3.6.2$Linux_X86_64 LibreOffice_project/30$Build-2</meta:generator>
    <meta:document-statistic meta:object-count="60"/>
  </office:meta>
</office:document-meta>
</file>